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197.17mm"/>
    </style:style>
    <style:style style:name="co3" style:family="table-column">
      <style:table-column-properties fo:break-before="auto" style:column-width="22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dane03_cenni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(szt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table:style-name="ce2" office:value-type="string" calcext:value-type="string">
            <text:p>1,50 z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table:style-name="ce2" office:value-type="string" calcext:value-type="string">
            <text:p>1,50 zł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table:style-name="ce2" office:value-type="string" calcext:value-type="string">
            <text:p>1,70 z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table:style-name="ce2" office:value-type="string" calcext:value-type="string">
            <text:p>4,07 zł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,6.30,1,19603,"ADAPTER LPT (C6502A) DO HP D135/D145</text:p>
          </table:table-cell>
          <table:table-cell table:style-name="ce2" office:value-type="string" calcext:value-type="string">
            <text:p>6,30 zł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DAPTER LPT (C6502A) DO HP D135/D145</text:p>
          </table:table-cell>
          <table:table-cell table:style-name="ce2" office:value-type="string" calcext:value-type="string">
            <text:p>77,99 zł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table:style-name="ce2" office:value-type="string" calcext:value-type="string">
            <text:p>89,99 zł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table:style-name="ce2" office:value-type="string" calcext:value-type="string">
            <text:p>1,50 z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table:style-name="ce2" office:value-type="string" calcext:value-type="string">
            <text:p>1,50 z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table:style-name="ce2" office:value-type="string" calcext:value-type="string">
            <text:p>1,70 z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table:style-name="ce2" office:value-type="string" calcext:value-type="string">
            <text:p>1,70 zł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table:style-name="ce2" office:value-type="string" calcext:value-type="string">
            <text:p>29,99 zł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table:style-name="ce2" office:value-type="string" calcext:value-type="string">
            <text:p>119,00 zł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table:style-name="ce2" office:value-type="string" calcext:value-type="string">
            <text:p>74,99 zł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table:style-name="ce2" office:value-type="string" calcext:value-type="string">
            <text:p>53,20 zł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table:style-name="ce2" office:value-type="string" calcext:value-type="string">
            <text:p>49,99 zł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table:style-name="ce2" office:value-type="string" calcext:value-type="string">
            <text:p>55,99 zł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table:style-name="ce2" office:value-type="string" calcext:value-type="string">
            <text:p>4,99 zł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table:style-name="ce2" office:value-type="string" calcext:value-type="string">
            <text:p>51,99 zł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table:style-name="ce2" office:value-type="string" calcext:value-type="string">
            <text:p>52,99 zł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table:style-name="ce2" office:value-type="string" calcext:value-type="string">
            <text:p>54,99 zł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table:style-name="ce2" office:value-type="string" calcext:value-type="string">
            <text:p>54,19 zł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table:style-name="ce2" office:value-type="string" calcext:value-type="string">
            <text:p>165,00 zł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table:style-name="ce2" office:value-type="string" calcext:value-type="string">
            <text:p>179,00 zł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table:style-name="ce2" office:value-type="string" calcext:value-type="string">
            <text:p>169,00 zł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table:style-name="ce2" office:value-type="string" calcext:value-type="string">
            <text:p>263,99 zł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table:style-name="ce2" office:value-type="string" calcext:value-type="string">
            <text:p>199,99 zł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table:style-name="ce2" office:value-type="string" calcext:value-type="string">
            <text:p>219,99 zł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table:style-name="ce2" office:value-type="string" calcext:value-type="string">
            <text:p>194,99 zł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table:style-name="ce2" office:value-type="string" calcext:value-type="string">
            <text:p>199,99 zł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table:style-name="ce2" office:value-type="string" calcext:value-type="string">
            <text:p>219,99 zł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table:style-name="ce2" office:value-type="string" calcext:value-type="string">
            <text:p>529,99 zł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table:style-name="ce2" office:value-type="string" calcext:value-type="string">
            <text:p>2 999,00 zł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table:style-name="ce2" office:value-type="string" calcext:value-type="string">
            <text:p>399,00 zł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table:style-name="ce2" office:value-type="string" calcext:value-type="string">
            <text:p>799,00 zł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table:style-name="ce2" office:value-type="string" calcext:value-type="string">
            <text:p>599,00 zł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table:style-name="ce2" office:value-type="string" calcext:value-type="string">
            <text:p>799,00 zł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table:style-name="ce2" office:value-type="string" calcext:value-type="string">
            <text:p>489,00 zł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table:style-name="ce2" office:value-type="string" calcext:value-type="string">
            <text:p>329,00 zł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table:style-name="ce2" office:value-type="string" calcext:value-type="string">
            <text:p>399,00 zł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table:style-name="ce2" office:value-type="string" calcext:value-type="string">
            <text:p>309,00 zł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table:style-name="ce2" office:value-type="string" calcext:value-type="string">
            <text:p>399,00 zł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table:style-name="ce2" office:value-type="string" calcext:value-type="string">
            <text:p>694,00 zł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table:style-name="ce2" office:value-type="string" calcext:value-type="string">
            <text:p>1 423,00 zł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table:style-name="ce2" office:value-type="string" calcext:value-type="string">
            <text:p>4 239,32 zł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table:style-name="ce2" office:value-type="string" calcext:value-type="string">
            <text:p>2 598,00 zł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table:style-name="ce2" office:value-type="string" calcext:value-type="string">
            <text:p>1 939,00 zł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table:style-name="ce2" office:value-type="string" calcext:value-type="string">
            <text:p>1 781,94 zł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table:style-name="ce2" office:value-type="string" calcext:value-type="string">
            <text:p>1 918,62 z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table:style-name="ce2" office:value-type="string" calcext:value-type="string">
            <text:p>1 145,00 zł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table:style-name="ce2" office:value-type="string" calcext:value-type="string">
            <text:p>4 989,00 zł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table:style-name="ce2" office:value-type="string" calcext:value-type="string">
            <text:p>2 219,00 zł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table:style-name="ce2" office:value-type="string" calcext:value-type="string">
            <text:p>2 055,00 zł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table:style-name="ce2" office:value-type="string" calcext:value-type="string">
            <text:p>1 219,00 zł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table:style-name="ce2" office:value-type="string" calcext:value-type="string">
            <text:p>195,80 zł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table:style-name="ce2" office:value-type="string" calcext:value-type="string">
            <text:p>273,24 zł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table:style-name="ce2" office:value-type="string" calcext:value-type="string">
            <text:p>99,00 zł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table:style-name="ce2" office:value-type="string" calcext:value-type="string">
            <text:p>117,30 zł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table:style-name="ce2" office:value-type="string" calcext:value-type="string">
            <text:p>34,00 zł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table:style-name="ce2" office:value-type="string" calcext:value-type="string">
            <text:p>93,00 zł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table:style-name="ce2" office:value-type="string" calcext:value-type="string">
            <text:p>156,00 zł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table:style-name="ce2" office:value-type="string" calcext:value-type="string">
            <text:p>38,25 zł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table:style-name="ce2" office:value-type="string" calcext:value-type="string">
            <text:p>45,69 zł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table:style-name="ce2" office:value-type="string" calcext:value-type="string">
            <text:p>11,30 zł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table:style-name="ce2" office:value-type="string" calcext:value-type="string">
            <text:p>134,60 zł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table:style-name="ce2" office:value-type="string" calcext:value-type="string">
            <text:p>116,32 zł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table:style-name="ce2" office:value-type="string" calcext:value-type="string">
            <text:p>99,00 zł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table:style-name="ce2" office:value-type="string" calcext:value-type="string">
            <text:p>649,00 zł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table:style-name="ce2" office:value-type="string" calcext:value-type="string">
            <text:p>229,99 zł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table:style-name="ce2" office:value-type="string" calcext:value-type="string">
            <text:p>298,99 zł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table:style-name="ce2" office:value-type="string" calcext:value-type="string">
            <text:p>324,99 zł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table:style-name="ce2" office:value-type="string" calcext:value-type="string">
            <text:p>518,99 zł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table:style-name="ce2" office:value-type="string" calcext:value-type="string">
            <text:p>759,99 zł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table:style-name="ce2" office:value-type="string" calcext:value-type="string">
            <text:p>999,99 zł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table:style-name="ce2" office:value-type="string" calcext:value-type="string">
            <text:p>225,00 zł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table:style-name="ce2" office:value-type="string" calcext:value-type="string">
            <text:p>266,99 zł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table:style-name="ce2" office:value-type="string" calcext:value-type="string">
            <text:p>1 119,99 zł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table:style-name="ce2" office:value-type="string" calcext:value-type="string">
            <text:p>326,99 zł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table:style-name="ce2" office:value-type="string" calcext:value-type="string">
            <text:p>518,99 zł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table:style-name="ce2" office:value-type="string" calcext:value-type="string">
            <text:p>949,99 zł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table:style-name="ce2" office:value-type="string" calcext:value-type="string">
            <text:p>689,99 zł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table:style-name="ce2" office:value-type="string" calcext:value-type="string">
            <text:p>639,99 zł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table:style-name="ce2" office:value-type="string" calcext:value-type="string">
            <text:p>799,99 zł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table:style-name="ce2" office:value-type="string" calcext:value-type="string">
            <text:p>959,99 zł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table:style-name="ce2" office:value-type="string" calcext:value-type="string">
            <text:p>1 089,99 zł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table:style-name="ce2" office:value-type="string" calcext:value-type="string">
            <text:p>1 219,99 zł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table:style-name="ce2" office:value-type="string" calcext:value-type="string">
            <text:p>1 439,00 zł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table:style-name="ce2" office:value-type="string" calcext:value-type="string">
            <text:p>1 615,00 zł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table:style-name="ce2" office:value-type="string" calcext:value-type="string">
            <text:p>2 679,99 zł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table:style-name="ce2" office:value-type="string" calcext:value-type="string">
            <text:p>719,99 zł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table:style-name="ce2" office:value-type="string" calcext:value-type="string">
            <text:p>439,99 zł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table:style-name="ce2" office:value-type="string" calcext:value-type="string">
            <text:p>689,99 zł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table:style-name="ce2" office:value-type="string" calcext:value-type="string">
            <text:p>334,00 zł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table:style-name="ce2" office:value-type="string" calcext:value-type="string">
            <text:p>525,99 zł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table:style-name="ce2" office:value-type="string" calcext:value-type="string">
            <text:p>699,00 zł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table:style-name="ce2" office:value-type="string" calcext:value-type="string">
            <text:p>1 189,99 zł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table:style-name="ce2" office:value-type="string" calcext:value-type="string">
            <text:p>367,50 zł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table:style-name="ce2" office:value-type="string" calcext:value-type="string">
            <text:p>499,99 zł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table:style-name="ce2" office:value-type="string" calcext:value-type="string">
            <text:p>739,99 zł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table:style-name="ce2" office:value-type="string" calcext:value-type="string">
            <text:p>152,00 zł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table:style-name="ce2" office:value-type="string" calcext:value-type="string">
            <text:p>175,00 zł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table:style-name="ce2" office:value-type="string" calcext:value-type="string">
            <text:p>219,00 zł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table:style-name="ce2" office:value-type="string" calcext:value-type="string">
            <text:p>989,00 zł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table:style-name="ce2" office:value-type="string" calcext:value-type="string">
            <text:p>1 169,00 zł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9 IGIEŁ) (LPT)"</text:p>
          </table:table-cell>
          <table:table-cell table:style-name="ce2" office:value-type="string" calcext:value-type="string">
            <text:p>1 339,00 z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9 IGIEŁ) (LPT)"</text:p>
          </table:table-cell>
          <table:table-cell table:style-name="ce2" office:value-type="string" calcext:value-type="string">
            <text:p>1 499,00 zł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24 IGŁY) (LPT)"</text:p>
          </table:table-cell>
          <table:table-cell table:style-name="ce2" office:value-type="string" calcext:value-type="string">
            <text:p>1 429,99 zł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24 IGŁY) (LPT)"</text:p>
          </table:table-cell>
          <table:table-cell table:style-name="ce2" office:value-type="string" calcext:value-type="string">
            <text:p>1 599,00 zł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 9-IGIEŁ)"</text:p>
          </table:table-cell>
          <table:table-cell table:style-name="ce2" office:value-type="string" calcext:value-type="string">
            <text:p>422,99 z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 9-IGIEŁ)"</text:p>
          </table:table-cell>
          <table:table-cell table:style-name="ce2" office:value-type="string" calcext:value-type="string">
            <text:p>919,99 z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 24-IGŁY)"</text:p>
          </table:table-cell>
          <table:table-cell table:style-name="ce2" office:value-type="string" calcext:value-type="string">
            <text:p>519,99 zł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9 IGIEŁ)"</text:p>
          </table:table-cell>
          <table:table-cell table:style-name="ce2" office:value-type="string" calcext:value-type="string">
            <text:p>529,00 zł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9 IGIEŁ)"</text:p>
          </table:table-cell>
          <table:table-cell table:style-name="ce2" office:value-type="string" calcext:value-type="string">
            <text:p>839,00 zł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table:style-name="ce2" office:value-type="string" calcext:value-type="string">
            <text:p>109,00 zł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74 729,28 zł</text:p>
          </table:table-cell>
        </table:table-row>
        <table:table-row table:style-name="ro1" table:number-rows-repeated="1364"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5:34:40.247000000</dc:date>
    <meta:editing-duration>PT53S</meta:editing-duration>
    <meta:editing-cycles>1</meta:editing-cycles>
    <meta:document-statistic meta:table-count="1" meta:cell-count="347" meta:object-count="0"/>
    <meta:generator>LibreOffice/5.0.0.5$Windows_x86 LibreOffice_project/1b1a90865e348b492231e1c451437d7a15bb262b</meta:generator>
  </office:meta>
</office:document-meta>
</file>